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989cm" fo:margin-left="1.944cm" table:align="left"/>
    </style:style>
    <style:style style:name="Table1.A" style:family="table-column">
      <style:table-column-properties style:column-width="8.057cm"/>
    </style:style>
    <style:style style:name="Table1.B" style:family="table-column">
      <style:table-column-properties style:column-width="0.986cm"/>
    </style:style>
    <style:style style:name="Table1.C" style:family="table-column">
      <style:table-column-properties style:column-width="1.011cm"/>
    </style:style>
    <style:style style:name="Table1.E" style:family="table-column">
      <style:table-column-properties style:column-width="0.914cm"/>
    </style:style>
    <style:style style:name="Table1.F" style:family="table-column">
      <style:table-column-properties style:column-width="1.03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 fo:font-size="24pt" officeooo:rsid="000968d9" officeooo:paragraph-rsid="000968d9" style:font-size-asian="21pt" style:font-size-complex="24pt"/>
    </style:style>
    <style:style style:name="P2" style:family="paragraph" style:parent-style-name="Standard">
      <style:text-properties style:font-name="Calibri" fo:font-size="18pt" officeooo:rsid="000968d9" officeooo:paragraph-rsid="000968d9" style:font-size-asian="15.75pt" style:font-size-complex="18pt"/>
    </style:style>
    <style:style style:name="P3" style:family="paragraph" style:parent-style-name="Standard">
      <style:paragraph-properties fo:text-align="center" style:justify-single-word="false"/>
      <style:text-properties style:font-name="arial" fo:font-size="22pt" style:text-underline-style="none" officeooo:rsid="000968d9" officeooo:paragraph-rsid="000968d9" style:font-size-asian="22pt" style:font-size-complex="22pt"/>
    </style:style>
    <style:style style:name="P4" style:family="paragraph" style:parent-style-name="Standard">
      <style:text-properties style:font-name="arial" fo:font-size="11pt" officeooo:rsid="000968d9" officeooo:paragraph-rsid="000968d9" style:font-size-asian="11pt" style:font-size-complex="11pt"/>
    </style:style>
    <style:style style:name="P5" style:family="paragraph" style:parent-style-name="Standard">
      <style:text-properties style:font-name="arial" fo:font-size="11pt" officeooo:rsid="0009ab52" officeooo:paragraph-rsid="0009c84d" style:font-size-asian="11pt" style:font-size-complex="11pt"/>
    </style:style>
    <style:style style:name="P6" style:family="paragraph" style:parent-style-name="Standard">
      <style:text-properties style:font-name="aRIAL" fo:font-size="11pt" officeooo:rsid="000b014d" officeooo:paragraph-rsid="000b014d" style:font-size-asian="9.60000038146973pt" style:font-size-complex="11pt"/>
    </style:style>
    <style:style style:name="P7" style:family="paragraph" style:parent-style-name="Standard">
      <style:text-properties fo:font-variant="normal" fo:text-transform="none" fo:color="#000000" style:font-name="aRIAL" fo:font-size="22pt" fo:letter-spacing="normal" officeooo:rsid="000b014d" officeooo:paragraph-rsid="000b014d" style:font-size-asian="22pt" style:font-size-complex="22pt"/>
    </style:style>
    <style:style style:name="P8" style:family="paragraph" style:parent-style-name="Table_20_Contents">
      <style:paragraph-properties fo:text-align="center" style:justify-single-word="false"/>
      <style:text-properties style:font-name="Calibri" fo:font-size="14pt" officeooo:rsid="0009ab52" officeooo:paragraph-rsid="0009ab52" style:font-size-asian="14pt" style:font-size-complex="14pt"/>
    </style:style>
    <style:style style:name="P9" style:family="paragraph" style:parent-style-name="Table_20_Contents">
      <style:paragraph-properties fo:text-align="start" style:justify-single-word="false"/>
      <style:text-properties style:font-name="Calibri" fo:font-size="14pt" style:font-size-asian="14pt" style:font-size-complex="14pt"/>
    </style:style>
    <style:style style:name="P10" style:family="paragraph" style:parent-style-name="Table_20_Contents">
      <style:paragraph-properties fo:text-align="center" style:justify-single-word="false">
        <style:tab-stops>
          <style:tab-stop style:position="2.646cm"/>
        </style:tab-stops>
      </style:paragraph-properties>
      <style:text-properties style:font-name="Calibri" fo:font-size="11pt" style:font-size-asian="11pt" style:font-size-complex="11pt"/>
    </style:style>
    <style:style style:name="P11" style:family="paragraph" style:parent-style-name="Table_20_Contents">
      <style:paragraph-properties fo:text-align="start" style:justify-single-word="false">
        <style:tab-stops>
          <style:tab-stop style:position="2.646cm"/>
        </style:tab-stops>
      </style:paragraph-properties>
      <style:text-properties style:font-name="arial" fo:font-size="11pt" officeooo:rsid="0009ab52" officeooo:paragraph-rsid="0009ab52" style:font-size-asian="11pt" style:font-size-complex="11pt"/>
    </style:style>
    <style:style style:name="P12" style:family="paragraph" style:parent-style-name="Table_20_Contents">
      <style:paragraph-properties fo:text-align="start" style:justify-single-word="false">
        <style:tab-stops>
          <style:tab-stop style:position="2.646cm"/>
        </style:tab-stops>
      </style:paragraph-properties>
      <style:text-properties style:font-name="arial" fo:font-size="11pt" officeooo:rsid="0009c84d" officeooo:paragraph-rsid="0009c84d" style:font-size-asian="11pt" style:font-size-complex="11pt"/>
    </style:style>
    <style:style style:name="T1" style:family="text">
      <style:text-properties officeooo:rsid="0009ab52"/>
    </style:style>
    <style:style style:name="T2" style:family="text">
      <style:text-properties officeooo:rsid="0009c84d"/>
    </style:style>
    <style:style style:name="T3" style:family="text">
      <style:text-properties officeooo:rsid="000b014d"/>
    </style:style>
    <style:style style:name="T4" style:family="text">
      <style:text-properties fo:font-size="11pt" style:font-size-asian="9.60000038146973pt" style:font-size-complex="11pt"/>
    </style:style>
    <style:style style:name="T5" style:family="text">
      <style:text-properties style:text-position="super 58%" fo:font-size="11pt" style:font-size-asian="9.60000038146973pt" style:font-size-complex="11pt"/>
    </style:style>
    <style:style style:name="T6" style:family="text">
      <style:text-properties style:text-position="0% 100%"/>
    </style:style>
    <style:style style:name="T7" style:family="text">
      <style:text-properties fo:font-size="20pt" style:font-size-asian="20pt" style:font-size-complex="20pt"/>
    </style:style>
    <style:style style:name="T8" style:family="text">
      <style:text-properties officeooo:rsid="000ce1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ckHub Evaluation: Background Knowledge</text:p>
      <text:p text:style-name="P2"/>
      <text:p text:style-name="P4">This questionnaire surveys the audience’s background knowledge <text:span text:style-name="T3">regarding</text:span> <text:span text:style-name="T1">ethical hacking and the technologies involved with it. You are asked to specify how familiar you are with each of the terms listed below. Please provide you answer according to the following scale:</text:span></text:p>
      <text:p text:style-name="P4"/>
      <text:p text:style-name="P5">1 – Never heard of it</text:p>
      <text:p text:style-name="P5">2 – Have heard of it but never used it</text:p>
      <text:p text:style-name="P5">3 – Slightly Familiar</text:p>
      <text:p text:style-name="P5">4 – Familiar</text:p>
      <text:p text:style-name="P5">5 – <text:span text:style-name="T2">Confident</text:span></text:p>
      <text:p text:style-name="P1"/>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0"/>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F1" office:value-type="string">
            <text:p text:style-name="P8">5</text:p>
          </table:table-cell>
        </table:table-row>
        <table:table-row>
          <table:table-cell table:style-name="Table1.A2" office:value-type="string">
            <text:p text:style-name="P11">Ethical Hacking</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Penetration Testing</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UNIX / Linux</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Kali Linux</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Virtual <text:span text:style-name="T8">Machine</text:span></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Virtual<text:span text:style-name="T8">Box</text:span></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Command-line tools</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Nmap</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Metasploit Framework</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Brute-force Attacks</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SQL</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2">SQL Injection</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
      <text:p text:style-name="P1"/>
      <text:p text:style-name="P6"/>
      <text:p text:style-name="P6"/>
      <text:p text:style-name="P6">I am a:</text:p>
      <text:p text:style-name="P7">⬜ <text:span text:style-name="T4">2</text:span><text:span text:style-name="T5">nd</text:span><text:span text:style-name="T4"> Year Student</text:span></text:p>
      <text:p text:style-name="P7">⬜<text:span text:style-name="T4"> <text:s/>3</text:span><text:span text:style-name="T5">rd </text:span><text:span text:style-name="T4"><text:s/>Year Stu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00:51:33.360708929</meta:creation-date>
    <dc:date>2019-04-18T01:31:12.733421498</dc:date>
    <meta:editing-duration>PT8M22S</meta:editing-duration>
    <meta:editing-cycles>2</meta:editing-cycles>
    <meta:generator>LibreOffice/6.0.7.3$Linux_X86_64 LibreOffice_project/00m0$Build-3</meta:generator>
    <meta:document-statistic meta:table-count="1" meta:image-count="0" meta:object-count="0" meta:page-count="1" meta:paragraph-count="27" meta:word-count="104" meta:character-count="623" meta:non-whitespace-character-count="539"/>
  </office:meta>
</office:document-meta>
</file>